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/>
    </style:style>
    <style:style style:name="P3" style:family="paragraph">
      <style:paragraph-properties fo:text-align="center" style:writing-mode="lr-tb"/>
      <style:text-properties fo:font-size="12pt"/>
    </style:style>
    <style:style style:name="P4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 style:writing-mode="lr-tb">
        <style:tab-stops/>
      </style:paragraph-properties>
      <style:text-properties fo:hyphenate="false" loext:hyphenation-no-caps="false" loext:hyphenation-no-last-word="false"/>
    </style:style>
    <style:style style:name="P5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SimSun" style:font-size-asian="10.5pt" style:language-asian="zh" style:country-asian="CN" style:font-style-asian="normal" style:font-weight-asian="normal" style:font-name-complex="Arial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P6" style:family="paragraph">
      <style:paragraph-properties fo:text-align="center" style:writing-mode="lr-tb"/>
    </style:style>
    <style:style style:name="P7" style:family="paragraph">
      <style:paragraph-properties style:writing-mode="lr-tb"/>
    </style:style>
    <style:style style:name="P8" style:family="paragraph">
      <style:text-properties fo:font-size="12pt"/>
    </style:style>
    <style:style style:name="P9" style:family="paragraph">
      <style:paragraph-properties style:writing-mode="lr-tb"/>
      <style:text-properties fo:font-size="12pt"/>
    </style:style>
    <style:style style:name="T1" style:family="text">
      <style:text-properties fo:font-size="12pt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SimSun" style:font-size-asian="10.5pt" style:language-asian="zh" style:country-asian="CN" style:font-style-asian="normal" style:font-weight-asian="normal" style:font-name-complex="Arial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gr1" style:family="graphic">
      <style:graphic-properties draw:marker-start="" draw:marker-end="Стили_20_стрелок_20_1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textarea-horizontal-align="justify" draw:textarea-vertical-align="middle" draw:auto-grow-height="false" fo:min-height="1.037cm" fo:min-width="3.166cm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marker-start="" draw:marker-end="Стили_20_стрелок_20_3" draw:textarea-horizontal-align="center" draw:textarea-vertical-align="botto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marker-start="" draw:marker-end="Стили_20_стрелок_20_1" draw:textarea-horizontal-align="center" draw:textarea-vertical-align="botto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marker-start="" draw:marker-end="Стили_20_стрелок_20_1" draw:textarea-horizontal-align="center" draw:textarea-vertical-align="botto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textarea-horizontal-align="justify" draw:textarea-vertical-align="middle" draw:auto-grow-height="false" fo:min-height="0.852cm" fo:min-width="2.447cm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textarea-horizontal-align="justify" draw:textarea-vertical-align="middle" draw:auto-grow-height="false" fo:min-height="1.323cm" fo:min-width="3.112cm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textarea-horizontal-align="justify" draw:textarea-vertical-align="middle" draw:auto-grow-height="false" fo:min-height="1.002cm" fo:min-width="2.524cm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textarea-horizontal-align="justify" draw:textarea-vertical-align="middle" draw:auto-grow-height="false" fo:min-height="1.111cm" fo:min-width="1.916cm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textarea-horizontal-align="justify" draw:textarea-vertical-align="middle" draw:auto-grow-height="false" fo:min-height="1.984cm" fo:min-width="3.457cm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draw:textarea-horizontal-align="justify" draw:textarea-vertical-align="middle" draw:auto-grow-height="false" fo:min-height="1.037cm" fo:min-width="3.164cm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2" style:family="graphic">
      <style:graphic-properties draw:textarea-horizontal-align="justify" draw:textarea-vertical-align="middle" draw:auto-grow-height="false" fo:min-height="1.984cm" fo:min-width="3.455cm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3" style:family="graphic">
      <style:graphic-properties draw:textarea-horizontal-align="justify" draw:textarea-vertical-align="middle" draw:auto-grow-height="false" fo:min-height="1.12cm" fo:min-width="4.768cm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4" style:family="graphic">
      <style:graphic-properties draw:textarea-horizontal-align="justify" draw:textarea-vertical-align="middle" draw:auto-grow-height="false" fo:min-height="1.219cm" fo:min-width="4.23cm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custom-shape text:anchor-type="paragraph" draw:z-index="0" draw:name="Фигура 1" draw:style-name="gr14" draw:text-style-name="P6" svg:width="4.361cm" svg:height="1.35cm" svg:x="0.28cm" svg:y="-0.12cm"><text:p text:style-name="P1">Начало программы</text:p>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" draw:name="Фигура 2" draw:style-name="gr13" draw:text-style-name="P9" svg:width="7.57cm" svg:height="1.777cm" svg:x="-0.457cm" svg:y="2.685cm"><text:p text:style-name="P8"><text:span text:style-name="T1">Ввод коэффициентов a, b, c</text:span></text:p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custom-shape text:anchor-type="paragraph" draw:z-index="2" draw:name="Фигура 3" draw:style-name="gr9" draw:text-style-name="P7" svg:width="3.828cm" svg:height="2.223cm" svg:x="-0.356cm" svg:y="6.151cm"><text:p>Коэф. а=0?</text:p>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</draw:custom-shape><draw:custom-shape text:anchor-type="paragraph" draw:z-index="3" draw:name="Фигура 4" draw:style-name="gr10" draw:text-style-name="P6" svg:width="3.458cm" svg:height="1.985cm" svg:x="-0.198cm" svg:y="9.775cm"><text:p text:style-name="P1">Вычисление</text:p><text:p text:style-name="P1">дискриминанта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4" draw:name="Фигура 5" draw:style-name="gr9" draw:text-style-name="P6" svg:width="3.83cm" svg:height="2.223cm" svg:x="-0.411cm" svg:y="13.665cm"><text:p text:style-name="P1">D &gt; 0</text:p>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</draw:custom-shape><draw:custom-shape text:anchor-type="paragraph" draw:z-index="5" draw:name="Фигура 6" draw:style-name="gr9" draw:text-style-name="P6" svg:width="3.828cm" svg:height="2.223cm" svg:x="-0.437cm" svg:y="17.766cm"><text:p text:style-name="P1">D &lt; 0</text:p>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</draw:custom-shape><draw:custom-shape text:anchor-type="paragraph" draw:z-index="6" draw:name="Фигура 9" draw:style-name="gr12" draw:text-style-name="P6" svg:width="3.456cm" svg:height="1.985cm" svg:x="-0.21cm" svg:y="21.497cm"><text:p text:style-name="P1">Вычисление</text:p><text:p text:style-name="P1">Одного корня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7" draw:name="Фигура 10" draw:style-name="gr9" draw:text-style-name="P7" svg:width="3.83cm" svg:height="2.223cm" svg:x="4.549cm" svg:y="6.204cm"><text:p>Коэф. b=0?</text:p>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</draw:custom-shape><draw:custom-shape text:anchor-type="paragraph" draw:z-index="8" draw:name="Фигура 11" draw:style-name="gr11" draw:text-style-name="P3" svg:width="5.024cm" svg:height="1.645cm" svg:x="4.842cm" svg:y="18.136cm"><text:p text:style-name="P2"><text:span text:style-name="T1">Корней нет</text:span></text:p>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custom-shape text:anchor-type="paragraph" draw:z-index="9" draw:name="Фигура 8" draw:style-name="gr2" draw:text-style-name="P3" svg:width="5.026cm" svg:height="1.645cm" svg:x="10.292cm" svg:y="13.982cm"><text:p text:style-name="P2"><text:span text:style-name="T1">Два корня</text:span></text:p>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custom-shape text:anchor-type="paragraph" draw:z-index="10" draw:name="Фигура 7" draw:style-name="gr10" draw:text-style-name="P6" svg:width="3.458cm" svg:height="1.985cm" svg:x="5.001cm" svg:y="13.85cm"><text:p text:style-name="P1">Вычисление</text:p><text:p text:style-name="P1">двух корней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11" draw:name="Фигура 12" draw:style-name="gr9" draw:text-style-name="P7" svg:width="3.828cm" svg:height="2.223cm" svg:x="9.495cm" svg:y="6.151cm"><text:p>Коэф. с=0?</text:p>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</draw:custom-shape><draw:custom-shape text:anchor-type="paragraph" draw:z-index="12" draw:name="Фигура 13" draw:style-name="gr6" draw:text-style-name="P3" svg:width="3.883cm" svg:height="1.354cm" svg:x="4.256cm" svg:y="12.024cm"><text:p text:style-name="P2"><text:span text:style-name="T1">Один корень</text:span></text:p>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custom-shape text:anchor-type="paragraph" draw:z-index="13" draw:name="Фигура 14" draw:style-name="gr8" draw:text-style-name="P3" svg:width="4.01cm" svg:height="1.592cm" svg:x="14.115cm" svg:y="6.597cm"><text:p text:style-name="P2"><text:span text:style-name="T1">Беск. </text:span></text:p><text:p text:style-name="P2"><text:span text:style-name="T1">кол-во корней</text:span></text:p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custom-shape text:anchor-type="paragraph" draw:z-index="14" draw:name="Фигура 15" draw:style-name="gr7" draw:text-style-name="P6" svg:width="3.112cm" svg:height="1.324cm" svg:x="4.921cm" svg:y="9.458cm"><text:p text:style-name="P1">Вычисление</text:p><text:p text:style-name="P1">одного корня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15" draw:name="Фигура 16" draw:style-name="gr6" draw:text-style-name="P3" svg:width="3.883cm" svg:height="1.354cm" svg:x="9.387cm" svg:y="9.432cm"><text:p text:style-name="P2"><text:span text:style-name="T1">Корней нет</text:span></text:p>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line text:anchor-type="paragraph" draw:z-index="16" draw:name="Вертикальная линия 2" draw:style-name="gr1" draw:text-style-name="P2" svg:x1="2.369cm" svg:y1="1.229cm" svg:x2="2.369cm" svg:y2="2.684cm"><text:p/></draw:line><draw:line text:anchor-type="paragraph" draw:z-index="17" draw:name="Вертикальная линия 3" draw:style-name="gr1" draw:text-style-name="P1" svg:x1="1.518cm" svg:y1="4.461cm" svg:x2="1.518cm" svg:y2="6.151cm"><text:p/></draw:line><draw:line text:anchor-type="paragraph" draw:z-index="18" draw:name="Горизонтальная линия 1" draw:style-name="gr4" draw:text-style-name="P1" svg:x1="3.471cm" svg:y1="7.235cm" svg:x2="4.548cm" svg:y2="7.235cm"><text:p text:style-name="P4">Да</text:p></draw:line><draw:line text:anchor-type="paragraph" draw:z-index="19" draw:name="Горизонтальная линия 2" draw:style-name="gr4" draw:text-style-name="P1" svg:x1="8.378cm" svg:y1="7.288cm" svg:x2="9.495cm" svg:y2="7.288cm"><text:p text:style-name="P4">Да</text:p></draw:line><draw:line text:anchor-type="paragraph" draw:z-index="20" draw:name="Горизонтальная линия 3" draw:style-name="gr4" draw:text-style-name="P1" svg:x1="13.323cm" svg:y1="7.235cm" svg:x2="14.706cm" svg:y2="7.235cm"><text:p text:style-name="P4">Да</text:p></draw:line><draw:line text:anchor-type="paragraph" draw:z-index="21" draw:name="Вертикальная линия 4" draw:style-name="gr4" draw:text-style-name="P5" svg:x1="11.462cm" svg:y1="8.373cm" svg:x2="11.462cm" svg:y2="9.431cm"><text:p text:style-name="P4"><text:span text:style-name="T2">Нет</text:span></text:p></draw:line><draw:line text:anchor-type="paragraph" draw:z-index="22" draw:name="Вертикальная линия 5" draw:style-name="gr4" draw:text-style-name="P5" svg:x1="6.49cm" svg:y1="8.426cm" svg:x2="6.49cm" svg:y2="9.458cm"><text:p text:style-name="P4"><text:span text:style-name="T2">Нет</text:span></text:p></draw:line><draw:line text:anchor-type="paragraph" draw:z-index="23" draw:name="Вертикальная линия 6" draw:style-name="gr5" draw:text-style-name="P5" svg:x1="6.384cm" svg:y1="10.781cm" svg:x2="6.384cm" svg:y2="12.025cm"><text:p/></draw:line><draw:line text:anchor-type="paragraph" draw:z-index="24" draw:name="Вертикальная линия 7" draw:style-name="gr4" draw:text-style-name="P5" svg:x1="1.544cm" svg:y1="8.373cm" svg:x2="1.544cm" svg:y2="9.775cm"><text:p text:style-name="P4"><text:span text:style-name="T2">Нет</text:span></text:p></draw:line><draw:line text:anchor-type="paragraph" draw:z-index="25" draw:name="Вертикальная линия 8" draw:style-name="gr5" draw:text-style-name="P5" svg:x1="1.518cm" svg:y1="11.76cm" svg:x2="1.518cm" svg:y2="13.665cm"><text:p/></draw:line><draw:line text:anchor-type="paragraph" draw:z-index="26" draw:name="Горизонтальная линия 4" draw:style-name="gr4" draw:text-style-name="P1" svg:x1="3.418cm" svg:y1="14.75cm" svg:x2="5.001cm" svg:y2="14.75cm"><text:p text:style-name="P4">Да</text:p></draw:line><draw:line text:anchor-type="paragraph" draw:z-index="27" draw:name="Горизонтальная линия 5" draw:style-name="gr5" draw:text-style-name="P1" svg:x1="8.458cm" svg:y1="14.803cm" svg:x2="10.798cm" svg:y2="14.803cm"><text:p/></draw:line><draw:line text:anchor-type="paragraph" draw:z-index="28" draw:name="Вертикальная линия 9" draw:style-name="gr4" draw:text-style-name="P5" svg:x1="1.492cm" svg:y1="15.887cm" svg:x2="1.492cm" svg:y2="17.766cm"><text:p text:style-name="P4"><text:span text:style-name="T2">Нет</text:span></text:p></draw:line><draw:line text:anchor-type="paragraph" draw:z-index="29" draw:name="Горизонтальная линия 6" draw:style-name="gr4" draw:text-style-name="P1" svg:x1="3.391cm" svg:y1="18.824cm" svg:x2="5.533cm" svg:y2="18.824cm"><text:p text:style-name="P4">Да</text:p></draw:line><draw:line text:anchor-type="paragraph" draw:z-index="30" draw:name="Вертикальная линия 10" draw:style-name="gr3" draw:text-style-name="P5" svg:x1="1.492cm" svg:y1="19.988cm" svg:x2="1.492cm" svg:y2="21.498cm"><text:p text:style-name="P4"><text:span text:style-name="T2">Нет</text:span></text:p></draw:line><draw:custom-shape text:anchor-type="paragraph" draw:z-index="31" draw:name="Фигура 17" draw:style-name="gr2" draw:text-style-name="P3" svg:width="5.026cm" svg:height="1.645cm" svg:x="5.108cm" svg:y="21.788cm"><text:p text:style-name="P2"><text:span text:style-name="T1">Один корень</text:span></text:p>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line text:anchor-type="paragraph" draw:z-index="32" draw:name="Горизонтальная линия 7" draw:style-name="gr1" draw:text-style-name="P1" svg:x1="3.246cm" svg:y1="22.555cm" svg:x2="5.745cm" svg:y2="22.555cm"><text:p/></draw:lin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marker draw:name="Стили_20_стрелок_20_1" draw:display-name="Стили стрелок 1" svg:viewBox="0 0 1131 754" svg:d="M566 0l-566 754 114-85 136-68 148-46 161-17 161 13 153 46 140 68 118 89z"/>
    <draw:marker draw:name="Стили_20_стрелок_20_3" draw:display-name="Стили стрелок 3" svg:viewBox="0 0 1131 754" svg:d="M566 0l-566 754 114-85 136-68 148-46 161-17 161 13 153 46 140 68 118 89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19T16:36:51.660000000</meta:creation-date>
    <dc:date>2023-09-19T17:22:23.948000000</dc:date>
    <meta:editing-duration>PT34M52S</meta:editing-duration>
    <meta:editing-cycles>2</meta:editing-cycles>
    <meta:generator>LibreOffice/7.6.0.3$Windows_X86_64 LibreOffice_project/69edd8b8ebc41d00b4de3915dc82f8f0fc3b6265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